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rebuchet MS1" svg:font-family="'Trebuchet MS'" style:font-family-generic="system" style:font-pitch="variable"/>
  </office:font-face-decls>
  <office:automatic-styles>
    <style:style style:name="P1" style:family="paragraph" style:parent-style-name="Standard">
      <style:paragraph-properties fo:text-align="start" style:justify-single-word="false"/>
      <style:text-properties officeooo:rsid="00020c8a" officeooo:paragraph-rsid="00020c8a"/>
    </style:style>
    <style:style style:name="P2" style:family="paragraph" style:parent-style-name="Standard">
      <style:paragraph-properties fo:text-align="end" style:justify-single-word="false"/>
      <style:text-properties fo:font-weight="bold" officeooo:rsid="00020c8a" officeooo:paragraph-rsid="00020c8a" style:font-weight-asian="bold" style:font-weight-complex="bold"/>
    </style:style>
    <style:style style:name="P3" style:family="paragraph" style:parent-style-name="Standard">
      <style:paragraph-properties fo:text-align="center" style:justify-single-word="false"/>
      <style:text-properties fo:font-size="14pt" fo:font-weight="bold" officeooo:rsid="00020c8a" officeooo:paragraph-rsid="00020c8a" style:font-size-asian="14pt" style:font-weight-asian="bold" style:font-size-complex="14pt" style:font-weight-complex="bold"/>
    </style:style>
    <style:style style:name="P4" style:family="paragraph" style:parent-style-name="Standard">
      <style:paragraph-properties fo:text-align="center" style:justify-single-word="false"/>
      <style:text-properties fo:font-size="12pt" fo:font-weight="normal" officeooo:rsid="00020c8a" officeooo:paragraph-rsid="00020c8a" style:font-size-asian="10.5pt" style:font-weight-asian="normal" style:font-size-complex="12pt" style:font-weight-complex="normal"/>
    </style:style>
    <style:style style:name="P5" style:family="paragraph" style:parent-style-name="Standard">
      <style:paragraph-properties fo:text-align="start" style:justify-single-word="false"/>
      <style:text-properties fo:font-size="12pt" fo:font-weight="normal" officeooo:rsid="00020c8a" officeooo:paragraph-rsid="0003c90b" style:font-size-asian="10.5pt" style:font-weight-asian="normal" style:font-size-complex="12pt" style:font-weight-complex="normal"/>
    </style:style>
    <style:style style:name="P6" style:family="paragraph" style:parent-style-name="Standard" style:list-style-name="L1">
      <style:paragraph-properties fo:text-align="start" style:justify-single-word="false"/>
      <style:text-properties fo:font-size="12pt" fo:font-weight="normal" officeooo:rsid="0003c90b" officeooo:paragraph-rsid="0003c90b"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fo:font-size="12pt" fo:font-weight="normal" officeooo:rsid="0003c90b" officeooo:paragraph-rsid="0003c90b"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fo:font-size="12pt" fo:font-weight="normal" officeooo:rsid="0005b348" officeooo:paragraph-rsid="0005b348" style:font-size-asian="10.5pt" style:font-weight-asian="normal" style:font-size-complex="12pt" style:font-weight-complex="normal"/>
    </style:style>
    <style:style style:name="P9" style:family="paragraph" style:parent-style-name="Standard" style:list-style-name="L3">
      <style:paragraph-properties fo:text-align="start" style:justify-single-word="false"/>
      <style:text-properties fo:font-size="12pt" fo:font-weight="normal" officeooo:rsid="0005b348" officeooo:paragraph-rsid="0005b348"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fo:font-size="12pt" fo:font-weight="normal" officeooo:rsid="00078272" officeooo:paragraph-rsid="00078272"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fo:font-size="12pt" fo:font-weight="normal" officeooo:rsid="00094f51" officeooo:paragraph-rsid="00094f51" style:font-size-asian="10.5pt" style:font-weight-asian="normal" style:font-size-complex="12pt" style:font-weight-complex="normal"/>
    </style:style>
    <style:style style:name="P12" style:family="paragraph" style:parent-style-name="Standard">
      <style:paragraph-properties fo:text-align="center" style:justify-single-word="false"/>
      <style:text-properties fo:font-size="12pt" fo:font-weight="bold" officeooo:rsid="00020c8a" officeooo:paragraph-rsid="00020c8a" style:font-size-asian="10.5pt" style:font-weight-asian="bold" style:font-size-complex="12pt" style:font-weight-complex="bold"/>
    </style:style>
    <style:style style:name="P13" style:family="paragraph" style:parent-style-name="Standard">
      <style:paragraph-properties fo:text-align="start" style:justify-single-word="false"/>
      <style:text-properties fo:font-size="12pt" fo:font-weight="bold" officeooo:rsid="0003c90b" officeooo:paragraph-rsid="0003c90b" style:font-size-asian="10.5pt" style:font-weight-asian="bold" style:font-size-complex="12pt" style:font-weight-complex="bold"/>
    </style:style>
    <style:style style:name="P14" style:family="paragraph" style:parent-style-name="Standard">
      <style:paragraph-properties fo:text-align="start" style:justify-single-word="false"/>
      <style:text-properties fo:font-size="12pt" fo:font-weight="bold" officeooo:rsid="0005b348" officeooo:paragraph-rsid="0005b348" style:font-size-asian="10.5pt" style:font-weight-asian="bold" style:font-size-complex="12pt" style:font-weight-complex="bold"/>
    </style:style>
    <style:style style:name="P15" style:family="paragraph" style:parent-style-name="Standard">
      <style:paragraph-properties fo:text-align="start" style:justify-single-word="false"/>
      <style:text-properties fo:font-size="12pt" fo:font-weight="bold" officeooo:rsid="000a25d0" officeooo:paragraph-rsid="000a25d0" style:font-size-asian="10.5pt" style:font-weight-asian="bold" style:font-size-complex="12pt" style:font-weight-complex="bold"/>
    </style:style>
    <style:style style:name="P16" style:family="paragraph" style:parent-style-name="Standard">
      <style:paragraph-properties fo:text-align="start" style:justify-single-word="false"/>
      <style:text-properties style:font-name="Liberation Serif" fo:font-size="12pt" fo:font-weight="bold" officeooo:rsid="000a25d0" officeooo:paragraph-rsid="000a25d0" style:font-size-asian="12pt" style:font-weight-asian="bold" style:font-size-complex="12pt" style:font-weight-complex="bold"/>
    </style:style>
    <style:style style:name="P17" style:family="paragraph" style:parent-style-name="Standard">
      <style:paragraph-properties fo:margin-top="0cm" fo:margin-bottom="0cm" loext:contextual-spacing="false"/>
      <style:text-properties officeooo:paragraph-rsid="000a25d0"/>
    </style:style>
    <style:style style:name="P18" style:family="paragraph" style:parent-style-name="Standard">
      <style:paragraph-properties fo:margin-top="0cm" fo:margin-bottom="0cm" loext:contextual-spacing="false"/>
      <style:text-properties style:font-name="Liberation Serif" fo:font-size="12pt" officeooo:paragraph-rsid="000a25d0" style:font-size-asian="12pt" style:font-size-complex="12pt"/>
    </style:style>
    <style:style style:name="P19" style:family="paragraph" style:parent-style-name="Standard">
      <style:paragraph-properties fo:margin-top="0cm" fo:margin-bottom="0cm" loext:contextual-spacing="false" fo:text-align="start" style:justify-single-word="false"/>
      <style:text-properties style:font-name="Liberation Serif" fo:font-size="12pt" fo:font-weight="normal" officeooo:rsid="000a25d0" officeooo:paragraph-rsid="000a25d0" style:font-size-asian="12pt" style:font-weight-asian="normal" style:font-size-complex="12pt" style:font-weight-complex="normal"/>
    </style:style>
    <style:style style:name="P20" style:family="paragraph" style:parent-style-name="Heading_20_2">
      <style:paragraph-properties fo:margin-top="0.353cm" fo:margin-bottom="0cm" loext:contextual-spacing="false"/>
      <style:text-properties style:font-name="Liberation Serif" fo:font-size="12pt" officeooo:paragraph-rsid="000a25d0" style:font-size-asian="12pt" style:font-size-complex="12pt"/>
    </style:style>
    <style:style style:name="T1" style:family="text">
      <style:text-properties officeooo:rsid="0005b348"/>
    </style:style>
    <style:style style:name="T2" style:family="text">
      <style:text-properties officeooo:rsid="00078272"/>
    </style:style>
    <style:style style:name="T3" style:family="text">
      <style:text-properties officeooo:rsid="00094f51"/>
    </style:style>
    <style:style style:name="T4" style:family="text">
      <style:text-properties officeooo:rsid="000a25d0"/>
    </style:style>
    <style:style style:name="T5" style:family="text">
      <style:text-properties fo:color="#1155cc" style:text-underline-style="solid" style:text-underline-width="auto" style:text-underline-color="font-color"/>
    </style:style>
    <style:style style:name="T6" style:family="text">
      <style:text-properties fo:color="#1155cc" style:font-name="Liberation Serif" style:text-underline-style="solid" style:text-underline-width="auto" style:text-underline-color="font-color"/>
    </style:style>
    <style:style style:name="T7" style:family="text">
      <style:text-properties fo:color="#1155cc" style:font-name="Liberation Serif" fo:font-size="12pt" style:text-underline-style="solid" style:text-underline-width="auto" style:text-underline-color="font-color" style:font-size-asian="12pt" style:font-size-complex="12pt"/>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Praktikum Neuerungen in Java 8</text:p>
      <text:p text:style-name="P1"/>
      <text:p text:style-name="P3">Aufgabenblatt 02: Benchmark-Konstruktion</text:p>
      <text:p text:style-name="P4"/>
      <text:p text:style-name="P4">Gruppe: Hendrik Albers, Steffen Giersch, Maximilian Heinrich, Hector Smith, Jeremias Twele</text:p>
      <text:p text:style-name="P12"/>
      <text:p text:style-name="P12"/>
      <text:p text:style-name="P12"/>
      <text:p text:style-name="P13">1. Testobjekte für Benchmarks</text:p>
      <text:p text:style-name="P13"/>
      <text:list xml:id="list9103905129306477377" text:style-name="L1">
        <text:list-item>
          <text:p text:style-name="P6">Streams verglichen mit foreach Schleifen</text:p>
        </text:list-item>
        <text:list-item>
          <text:p text:style-name="P6">Lambda Ausdrücke verglichen mit anonymen Klassen</text:p>
        </text:list-item>
        <text:list-item>
          <text:p text:style-name="P6">Lambda Ausdrücke verglichen mit Reflection</text:p>
        </text:list-item>
        <text:list-item>
          <text:p text:style-name="P6">Parallele Streams verglichen mit seriellen Streams</text:p>
        </text:list-item>
      </text:list>
      <text:p text:style-name="P7"/>
      <text:p text:style-name="P13">2. <text:span text:style-name="T1">Kriterien für Benchmarks</text:span></text:p>
      <text:p text:style-name="P8"/>
      <text:p text:style-name="P8">Wir messen</text:p>
      <text:list xml:id="list5137614697325522215" text:style-name="L3">
        <text:list-item>
          <text:p text:style-name="P9">Laufzeit</text:p>
        </text:list-item>
        <text:list-item>
          <text:p text:style-name="P9">Speicherbedarf (Heap)</text:p>
        </text:list-item>
      </text:list>
      <text:p text:style-name="P8"/>
      <text:p text:style-name="P8">Messungen von anderen Werten sind entweder schwierig durchzuführen oder von den verwendeten Frameworks nicht unterstützt.</text:p>
      <text:p text:style-name="P8"/>
      <text:p text:style-name="P14">3. Konstruktion <text:span text:style-name="T2">und Durchführung </text:span>von Benchmarks</text:p>
      <text:p text:style-name="P14"/>
      <text:p text:style-name="P10">Wir verwenden das zur Verfügung gestellte Micro Framework von Kent Beck. Die Messung der Laufzeit ist unterstützt. Für die Messung des Speicherbedarfs werden wir es etwas erweitern.</text:p>
      <text:p text:style-name="P10"/>
      <text:p text:style-name="P10">Generelles Vorgehen ist es die Zeit beim Aufruf einer leeren Methode <text:span text:style-name="T3">(overhead) </text:span>zu messen, danach die Methode mit dem Testobjekt aufzurufen, und deren Laufzeit zu messen, und dann die erste Zeit <text:span text:style-name="T3">(overhead)</text:span> davon abzuziehen. <text:span text:style-name="T3">Vor dem Methodenaufruf wird der Garbage Collector ausgeführt.</text:span></text:p>
      <text:p text:style-name="P10"/>
      <text:p text:style-name="P11">Wir haben einige unterstützende Software betrachtet wollen aber vorerst mit dem Micro Framework beginnen. Möglicherweise werden wir auch jmh einsetzen, für Laufzeitmessungen.</text:p>
      <text:p text:style-name="P11">Bei der Verwendung von jmh ist es empfohlen Maven zu benutzen um ein extra Projekt zu erstellen <text:span text:style-name="T4">das die .jar Datei des Testobjekts benutzt. Der Aufruf soll dann von der Kommandozeile und nicht aus einer IDE heraus erfolgen. Dies führt zu verlässlicheren Ergebnissen. Dieser Empfehlung würden wir folgen wenn wir jmh einsetzen.</text:span></text:p>
      <text:p text:style-name="P11"/>
      <text:p text:style-name="P15">4. Evaluierte Java 8 Profiler</text:p>
      <text:p text:style-name="P16"/>
      <text:p text:style-name="P20">AppDynamics</text:p>
      <text:p text:style-name="P17"><text:a xlink:type="simple" xlink:href="http://www.appdynamics.com/pricing/" text:style-name="Internet_20_link" text:visited-style-name="Visited_20_Internet_20_Link"><text:span text:style-name="T7">http://www.appdynamics.com/</text:span></text:a></text:p>
      <text:p text:style-name="P18">Kostenpflichtige Lösung, die weit mehr Funktionen bietet als ein gewöhnlicher Profiler.</text:p>
      <text:p text:style-name="P18">Nicht geeignet für unsere Ansprüche, da nicht automatisierbar.</text:p>
      <text:p text:style-name="P18"/>
      <text:p text:style-name="P20"><text:bookmark text:name="h.nqtnqfje0vzv"/><text:soft-page-break/>Eclipse Profiler Plugin</text:p>
      <text:p text:style-name="P17"><text:a xlink:type="simple" xlink:href="http://eclipsecolorer.sourceforge.net/index_profiler.html" text:style-name="Internet_20_link" text:visited-style-name="Visited_20_Internet_20_Link"><text:span text:style-name="T7">http://eclipsecolorer.sourceforge.net/index_profiler.html</text:span></text:a></text:p>
      <text:p text:style-name="P18">Eclipse-Plugin für Profiling-Zwecke.</text:p>
      <text:p text:style-name="P18">Nicht geeignet, da nicht automatisierbar und gebunden an Eclipse.</text:p>
      <text:p text:style-name="P18"/>
      <text:p text:style-name="P20"><text:bookmark text:name="h.l6tf7pmmllzr"/>Eclipse Test &amp; Performance Tools Platform Project</text:p>
      <text:p text:style-name="P17"><text:a xlink:type="simple" xlink:href="http://www.eclipse.org/tptp/" text:style-name="Internet_20_link" text:visited-style-name="Visited_20_Internet_20_Link"><text:span text:style-name="T7">http://www.eclipse.org/tptp/</text:span></text:a></text:p>
      <text:p text:style-name="P18">Beinhaltet Funktionalität für Profiling, Testing und Tracing.</text:p>
      <text:p text:style-name="P18">Nicht geeignet, da Funktionsumfang zu groß (und komplex).</text:p>
      <text:p text:style-name="P20"><text:bookmark text:name="h.nmazae1p01xi"/>Eclipse MemoryAnalyzer</text:p>
      <text:p text:style-name="P17"><text:a xlink:type="simple" xlink:href="http://www.eclipse.org/mat/" text:style-name="Internet_20_link" text:visited-style-name="Visited_20_Internet_20_Link"><text:span text:style-name="T7">http://www.eclipse.org/mat/</text:span></text:a></text:p>
      <text:p text:style-name="P18">Stand-alone Anwendung. Nutzbar für die Analyse von Speicherlecks.</text:p>
      <text:p text:style-name="P18">Nicht geeignet, da auch Laufzeit und CPU-Zyklen gemessen werden sollen.</text:p>
      <text:p text:style-name="P18"/>
      <text:p text:style-name="P20"><text:bookmark text:name="h.dk2zbp6n90dk"/>VisualVM</text:p>
      <text:p text:style-name="P17"><text:a xlink:type="simple" xlink:href="http://visualvm.java.net/download.html" text:style-name="Internet_20_link" text:visited-style-name="Visited_20_Internet_20_Link"><text:span text:style-name="T7">http://visualvm.java.net/download.html</text:span></text:a></text:p>
      <text:p text:style-name="P18">Umfangreiche Open-Source-Anwendung für Profiling, (Remote-)Debugging und Monitoring von Java-Anwendungen. Bietet alle benötigten Features, scheint jedoch ebenfalls nicht automatisierbar zu sein. Außerdem könnte der Funktionsumfang zu umfangreich sein.</text:p>
      <text:p text:style-name="P18"/>
      <text:p text:style-name="P20"><text:bookmark text:name="h.pskqzzhvqstk"/>OpenJDK jmh</text:p>
      <text:p text:style-name="P17"><text:a xlink:type="simple" xlink:href="http://openjdk.java.net/projects/code-tools/jmh/" text:style-name="Internet_20_link" text:visited-style-name="Visited_20_Internet_20_Link"><text:span text:style-name="T7">http://openjdk.java.net/projects/code-tools/jmh/</text:span></text:a></text:p>
      <text:p text:style-name="P19">Ausgefeiltes Open-Source-Library/Framework für Micro-Benchmarks. Automatisierbar und leicht nutzbar. Leider lässt es sich nur für Laufzeitmessungen nutz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rebuchet MS1" svg:font-family="'Trebuchet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ormal" style:family="paragraph" style:default-outline-level="">
      <style:paragraph-properties fo:text-align="start" style:justify-single-word="false" fo:orphans="2" fo:widows="2" style:writing-mode="lr-tb"/>
    </style:style>
    <style:style style:name="Heading_20_2" style:display-name="Heading 2" style:family="paragraph" style:parent-style-name="normal" style:next-style-name="Standard" style:default-outline-level="" style:class="text">
      <style:paragraph-properties fo:margin-top="0.353cm" fo:margin-bottom="0cm" loext:contextual-spacing="true" fo:line-height="100%" fo:keep-together="always" fo:keep-with-next="always"/>
      <style:text-properties style:font-name="Trebuchet MS" fo:font-family="'Trebuchet MS'" style:font-family-generic="roman" style:font-pitch="variable" fo:font-size="13pt" fo:font-weight="bold" style:font-name-asian="Trebuchet MS1" style:font-family-asian="'Trebuchet MS'" style:font-family-generic-asian="system" style:font-pitch-asian="variable" style:font-size-asian="13pt" style:font-weight-asian="bold" style:font-name-complex="Trebuchet MS1" style:font-family-complex="'Trebuchet MS'"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text-align="start" style:justify-single-word="false"/>
      <style:text-properties fo:font-size="12pt" fo:font-weight="normal" officeooo:rsid="00020c8a" officeooo:paragraph-rsid="0003c90b" style:font-size-asian="10.5pt" style:font-weight-asian="normal" style:font-size-complex="12pt" style:font-weight-complex="normal"/>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MP1">Hendrik Albers, Steffen Giersch, Maximilian Heinrich, Hector Smith, Jeremias Twele<text:tab/><text:tab/><text:page-number text:select-page="current">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17T19:20:05.911000000</meta:creation-date>
    <dc:date>2014-11-17T20:43:50.341000000</dc:date>
    <meta:editing-duration>PT38M12S</meta:editing-duration>
    <meta:editing-cycles>4</meta:editing-cycles>
    <meta:generator>LibreOffice/4.3.2.2$Windows_x86 LibreOffice_project/edfb5295ba211bd31ad47d0bad0118690f76407d</meta:generator>
    <meta:document-statistic meta:table-count="0" meta:image-count="0" meta:object-count="0" meta:page-count="2" meta:paragraph-count="42" meta:word-count="369" meta:character-count="2948" meta:non-whitespace-character-count="2626"/>
  </office:meta>
</office:document-meta>
</file>